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9.17mm"/>
    </style:style>
    <style:style style:name="co2" style:family="table-column">
      <style:table-column-properties fo:break-before="auto" style:column-width="30.96mm"/>
    </style:style>
    <style:style style:name="co3" style:family="table-column">
      <style:table-column-properties fo:break-before="auto" style:column-width="13.76mm"/>
    </style:style>
    <style:style style:name="co4" style:family="table-column">
      <style:table-column-properties fo:break-before="auto" style:column-width="28.3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1f497d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2d2d2d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595959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2d2d2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4"/>
    <style:style style:name="ce15" style:family="table-cell" style:parent-style-name="Default" style:data-style-name="N4">
      <style:table-cell-properties style:diagonal-bl-tr="none" style:diagonal-tl-br="none" fo:border="1.76pt solid #000000" style:rotation-align="none"/>
      <style:text-properties fo:color="#1f497d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7f7f7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7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S3</text:p>
          </table:table-cell>
          <table:table-cell table:style-name="ce13" table:formula="of:=([.C6]*[.D6]+[.C7]*[.D7]+[.C8]*[.D8]+[.C9]*[.D9]+[.C11]*[.D11]+[.C12]*[.D12]+[.C13]*[.D13]+[.C14]*[.D14]+[.C18]*[.D18]+[.C19]*[.D19]+[.C20]*[.D20]+[.C22]*[.D22]+[.C23]*[.D23]+[.C24]*[.D24]+[.C25]*[.D25]+[.C30]*[.D30]+[.C31]*[.D31]+[.C32]*[.D32]+[.C33]*[.D33])/([.C6]+[.C7]+[.C8]+[.C9]+[.C11]+[.C12]+[.C13]+[.C14]+[.C18]+[.C19]+[.C20]+[.C22]+[.C23]+[.C24]+[.C25]+[.C30]+[.C31]+[.C32]+[.C33])" office:value-type="float" office:value="12.2729166666667" calcext:value-type="float">
            <text:p>12,27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MOYENNE</text:p>
          </table:table-cell>
          <table:table-cell office:value-type="string" calcext:value-type="string">
            <text:p>coeff</text:p>
          </table:table-cell>
          <table:table-cell office:value-type="string" calcext:value-type="string">
            <text:p>Note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UE1 - Informatique avancée</text:p>
          </table:table-cell>
          <table:table-cell table:style-name="ce15" table:formula="of:=([.D6]*[.C6]+[.D7]*[.C7]+[.D8]*[.C8]+[.D9]*[.C9]+[.D11]*[.C11]+[.D12]*[.C12]+[.D13]*[.C13]+[.D14]*[.C14])/13" office:value-type="float" office:value="11.9273076923077" calcext:value-type="float">
            <text:p>11,93</text:p>
          </table:table-cell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3" office:value-type="string" calcext:value-type="string">
            <text:p>Principes des Systèmes d'exploitation</text:p>
          </table:table-cell>
          <table:table-cell table:style-name="ce3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cours</text:p>
          </table:table-cell>
          <table:table-cell table:style-name="ce4"/>
          <table:table-cell office:value-type="float" office:value="1.5" calcext:value-type="float">
            <text:p>1,5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" office:value-type="string" calcext:value-type="string">
            <text:p>tp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,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ervices réseaux</text:p>
          </table:table-cell>
          <table:table-cell table:style-name="ce3"/>
          <table:table-cell office:value-type="float" office:value="1.5" calcext:value-type="float">
            <text:p>1,5</text:p>
          </table:table-cell>
          <table:table-cell office:value-type="float" office:value="6.51" calcext:value-type="float">
            <text:p>6,5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 office:value-type="string" calcext:value-type="string">
            <text:p>Algorithmique avancée</text:p>
          </table:table-cell>
          <table:table-cell table:style-name="ce3"/>
          <table:table-cell office:value-type="float" office:value="1.5" calcext:value-type="float">
            <text:p>1,5</text:p>
          </table:table-cell>
          <table:table-cell office:value-type="float" office:value="12.11" calcext:value-type="float">
            <text:p>12,1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rogrammation WEB coté serveur</text:p>
          </table:table-cell>
          <table:table-cell table:style-name="ce3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HP</text:p>
          </table:table-cell>
          <table:table-cell table:style-name="ce4"/>
          <table:table-cell office:value-type="float" office:value="1.5" calcext:value-type="float">
            <text:p>1,5</text:p>
          </table:table-cell>
          <table:table-cell office:value-type="float" office:value="17.75" calcext:value-type="float">
            <text:p>17,7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" office:value-type="string" calcext:value-type="string">
            <text:p>JAVA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ception et programmation objet avancées</text:p>
          </table:table-cell>
          <table:table-cell table:style-name="ce3"/>
          <table:table-cell office:value-type="float" office:value="2.5" calcext:value-type="float">
            <text:p>2,5</text:p>
          </table:table-cell>
          <table:table-cell office:value-type="float" office:value="13.45" calcext:value-type="float">
            <text:p>13,4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ase de données avancées</text:p>
          </table:table-cell>
          <table:table-cell table:style-name="ce3"/>
          <table:table-cell office:value-type="float" office:value="1.5" calcext:value-type="float">
            <text:p>1,5</text:p>
          </table:table-cell>
          <table:table-cell office:value-type="float" office:value="12.25" calcext:value-type="float">
            <text:p>12,2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UE2 - Culture scientifique, Sociale et humaine avancées</text:p>
          </table:table-cell>
          <table:table-cell table:style-name="ce15" table:formula="of:=([.D18]*[.C18]+[.D19]*[.C19]+[.D20]*[.C20]+[.D22]*[.C22]+[.D23]*[.C23]+[.D24]*[.C24]+[.D25]*[.C25])/12" office:value-type="float" office:value="10.7610416666667" calcext:value-type="float">
            <text:p>10,76</text:p>
          </table:table-cell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3" office:value-type="string" calcext:value-type="string">
            <text:p>Probabilités et statistiques</text:p>
          </table:table-cell>
          <table:table-cell table:style-name="ce3"/>
          <table:table-cell office:value-type="float" office:value="2.5" calcext:value-type="float">
            <text:p>2,5</text:p>
          </table:table-cell>
          <table:table-cell office:value-type="float" office:value="8.3" calcext:value-type="float">
            <text:p>8,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 office:value-type="string" calcext:value-type="string">
            <text:p>Modélisation mathématiques</text:p>
          </table:table-cell>
          <table:table-cell table:style-name="ce3"/>
          <table:table-cell office:value-type="float" office:value="1.5" calcext:value-type="float">
            <text:p>1,5</text:p>
          </table:table-cell>
          <table:table-cell office:value-type="float" office:value="11.5" calcext:value-type="float">
            <text:p>11,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roit des technologies de l'info &amp; de la communication</text:p>
          </table:table-cell>
          <table:table-cell table:style-name="ce3"/>
          <table:table-cell office:value-type="float" office:value="1.5" calcext:value-type="float">
            <text:p>1,5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 office:value-type="string" calcext:value-type="string">
            <text:p>Gestion des systèmes d'information</text:p>
          </table:table-cell>
          <table:table-cell table:style-name="ce3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GSI1</text:p>
          </table:table-cell>
          <table:table-cell table:style-name="ce4"/>
          <table:table-cell office:value-type="float" office:value="1.3" calcext:value-type="float">
            <text:p>1,3</text:p>
          </table:table-cell>
          <table:table-cell office:value-type="float" office:value="7.5" calcext:value-type="float">
            <text:p>7,5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SI2</text:p>
          </table:table-cell>
          <table:table-cell table:style-name="ce4"/>
          <table:table-cell office:value-type="float" office:value="1.2" calcext:value-type="float">
            <text:p>1,2</text:p>
          </table:table-cell>
          <table:table-cell office:value-type="float" office:value="10.25" calcext:value-type="float">
            <text:p>10,2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 office:value-type="string" calcext:value-type="string">
            <text:p>Expression - communication professionnelle</text:p>
          </table:table-cell>
          <table:table-cell table:style-name="ce3"/>
          <table:table-cell office:value-type="float" office:value="1.5" calcext:value-type="float">
            <text:p>1,5</text:p>
          </table:table-cell>
          <table:table-cell office:value-type="float" office:value="16.5" calcext:value-type="float">
            <text:p>16,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llaborer en anglais</text:p>
          </table:table-cell>
          <table:table-cell table:style-name="ce3"/>
          <table:table-cell office:value-type="float" office:value="2.5" calcext:value-type="float">
            <text:p>2,5</text:p>
          </table:table-cell>
          <table:table-cell office:value-type="float" office:value="12.333" calcext:value-type="float">
            <text:p>12,333</text:p>
          </table:table-cell>
          <table:table-cell table:number-columns-repeated="1020"/>
        </table:table-row>
        <table:table-row table:style-name="ro1">
          <table:table-cell table:style-name="ce5" table:number-columns-repeated="2"/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UE3 - Méthodologie et projets</text:p>
          </table:table-cell>
          <table:table-cell table:style-name="ce15" table:formula="of:=([.D30]*[.C30]+[.D31]*[.C31]+[.D32]*[.C32]+[.D33]*[.C33])/6" office:value-type="float" office:value="14" calcext:value-type="float">
            <text:p>14,00</text:p>
          </table:table-cell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3" office:value-type="string" calcext:value-type="string">
            <text:p>Méthodologie de la production d'applications</text:p>
          </table:table-cell>
          <table:table-cell table:style-name="ce3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 Modélisation des processus</text:p>
          </table:table-cell>
          <table:table-cell table:style-name="ce4"/>
          <table:table-cell office:value-type="float" office:value="1.8" calcext:value-type="float">
            <text:p>1,8</text:p>
          </table:table-cell>
          <table:table-cell office:value-type="float" office:value="11.5" calcext:value-type="float">
            <text:p>11,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" office:value-type="string" calcext:value-type="string">
            <text:p>Partie EGO</text:p>
          </table:table-cell>
          <table:table-cell table:style-name="ce4"/>
          <table:table-cell office:value-type="float" office:value="1.2" calcext:value-type="float">
            <text:p>1,2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rojet tutoré - mise en situation professionnelle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6.3" calcext:value-type="float">
            <text:p>16,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PP - Préciser son projet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,5</text:p>
          </table:table-cell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2">00/00/0000</text:date>, <text:time style:data-style-name="N2" text:time-value="23:12:17.0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&amp;Isabelle</meta:initial-creator>
    <meta:creation-date>2018-11-18T11:57:14</meta:creation-date>
    <dc:date>2019-02-02T23:15:11.673000000</dc:date>
    <meta:generator>LibreOffice/6.1.4.2$Windows_X86_64 LibreOffice_project/9d0f32d1f0b509096fd65e0d4bec26ddd1938fd3</meta:generator>
    <meta:editing-duration>PT38M20S</meta:editing-duration>
    <meta:editing-cycles>8</meta:editing-cycles>
    <meta:document-statistic meta:table-count="1" meta:cell-count="72" meta:object-count="0"/>
    <meta:user-defined meta:name="AppVersion">16.03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